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223cd" officeooo:paragraph-rsid="001223c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223cd" officeooo:paragraph-rsid="001223cd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68c34" officeooo:paragraph-rsid="00168c34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23cd" officeooo:paragraph-rsid="001223cd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23cd" officeooo:paragraph-rsid="001223cd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2b65" officeooo:paragraph-rsid="00132b65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32b65" officeooo:paragraph-rsid="00132b65" style:font-size-asian="15.75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223cd" officeooo:paragraph-rsid="001223cd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32b65" officeooo:paragraph-rsid="00132b65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46633" officeooo:paragraph-rsid="00146633" style:font-size-asian="18pt" style:font-weight-asian="normal" style:font-size-complex="18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46633" officeooo:paragraph-rsid="0015e45c" style:font-size-asian="18pt" style:font-weight-asian="normal" style:font-size-complex="18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46633" officeooo:paragraph-rsid="00146633" style:font-size-asian="15.75pt" style:font-weight-asian="normal" style:font-size-complex="18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5e45c" officeooo:paragraph-rsid="0015e45c" style:font-size-asian="15.75pt" style:font-weight-asian="normal" style:font-size-complex="18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normal" officeooo:rsid="00168c34" officeooo:paragraph-rsid="00168c34" style:font-size-asian="15.75pt" style:font-weight-asian="normal" style:font-size-complex="18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normal" officeooo:rsid="0016fa03" officeooo:paragraph-rsid="0016fa03" style:font-size-asian="15.75pt" style:font-weight-asian="normal" style:font-size-complex="18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a751" officeooo:paragraph-rsid="0012a751" style:font-size-asian="18pt" style:font-weight-asian="normal" style:font-size-complex="1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2b65"/>
    </style:style>
    <style:style style:name="T3" style:family="text">
      <style:text-properties style:text-underline-style="none" fo:font-weight="bold" officeooo:rsid="00132b65" style:font-weight-asian="bold" style:font-weight-complex="bold"/>
    </style:style>
    <style:style style:name="T4" style:family="text">
      <style:text-properties style:text-underline-style="none" officeooo:rsid="00146633"/>
    </style:style>
    <style:style style:name="T5" style:family="text">
      <style:text-properties officeooo:rsid="00146633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eils :</text:p>
      <text:p text:style-name="P1"/>
      <text:p text:style-name="P2"/>
      <text:p text:style-name="P2">L’oral selon Mr Tessier :<text:span text:style-name="T1"> Word </text:span><text:span text:style-name="T4">+ PowerPoint</text:span></text:p>
      <text:list xml:id="list1075134317" text:style-name="L1">
        <text:list-item>
          <text:p text:style-name="P8">Titre + Logo</text:p>
        </text:list-item>
        <text:list-item>
          <text:p text:style-name="P8">Sommaire</text:p>
        </text:list-item>
        <text:list-item>
          <text:p text:style-name="P8">Présentation de l’équipe</text:p>
        </text:list-item>
        <text:list-item>
          <text:p text:style-name="P8">Présentation du contexte (objectif, etc.)</text:p>
        </text:list-item>
        <text:list-item>
          <text:p text:style-name="P8">Présentation des outils &amp; technologies</text:p>
        </text:list-item>
        <text:list-item>
          <text:p text:style-name="P16"><text:span text:style-name="T1">Architecture de l’application/projet </text:span><text:span text:style-name="T2">(plan du site, </text:span><text:span text:style-name="T3">MCD*</text:span><text:span text:style-name="T2">, </text:span><text:span text:style-name="T4">Gantt, useCase,</text:span><text:span text:style-name="T2"> etc.)</text:span></text:p>
        </text:list-item>
        <text:list-item>
          <text:p text:style-name="P9">Présentation des principales fonctionnalités du projet (pas de code)</text:p>
        </text:list-item>
        <text:list-item>
          <text:p text:style-name="P10">Présentation des mesures de sécurisation mises en place</text:p>
        </text:list-item>
        <text:list-item>
          <text:p text:style-name="P9">Présentation de morceaux de codes intéressants (si nécessaire)</text:p>
        </text:list-item>
        <text:list-item>
          <text:p text:style-name="P10">Présentations des problèmes rencontrés + solutions &amp; axes de recherche ET/OU fonctionnalités intéressantes</text:p>
        </text:list-item>
        <text:list-item>
          <text:p text:style-name="P10">Présentation d’un ou plusieurs scénarios (réussite ou échec)</text:p>
        </text:list-item>
        <text:list-item>
          <text:p text:style-name="P11">Présentation/démonstration technique du projet</text:p>
        </text:list-item>
        <text:list-item>
          <text:p text:style-name="P10">Conclusion (apports par le projet, axes d’améliorations, remerciements (profs, tuteur de stage, best ami…), etc.)</text:p>
        </text:list-item>
      </text:list>
      <text:p text:style-name="P4"/>
      <text:p text:style-name="P4"/>
      <text:p text:style-name="P2">L<text:span text:style-name="T5">es points négatifs </text:span>selon Mr Tessier :<text:span text:style-name="T1"> </text:span><text:span text:style-name="T4">Oral</text:span></text:p>
      <text:list xml:id="list4087159892" text:style-name="L2">
        <text:list-item>
          <text:p text:style-name="P12">Ne pas choisir un thème décalé, non adapté</text:p>
        </text:list-item>
        <text:list-item>
          <text:p text:style-name="P12">Ne pas mettre de morceaux de code ou de schémas illisibles</text:p>
        </text:list-item>
        <text:list-item>
          <text:p text:style-name="P12">Ne pas oublier de faire un back-up de son travail</text:p>
        </text:list-item>
        <text:list-item>
          <text:p text:style-name="P13">Ne pas laisser/mettre d’erreurs dans la présentation</text:p>
        </text:list-item>
        <text:list-item>
          <text:p text:style-name="P12">Ne pas arriver sans préparation (préparer le matériel, la présentation, le back-up ; corriger les éventuelles fautes d’orthographe)</text:p>
        </text:list-item>
        <text:list-item>
          <text:p text:style-name="P12">Ne pas laisser le client dans l’incompréhension (expliquer les acronymes, etc.)</text:p>
        </text:list-item>
        <text:list-item>
          <text:p text:style-name="P13"><text:soft-page-break/>Eviter les démonstrations trop courtes ou trop rapides (expliquer même les choses vues en classe ou que l’on connaît déjà)</text:p>
        </text:list-item>
        <text:list-item>
          <text:p text:style-name="P13">Ne pas dire « J’utilise ce logiciel depuis X années » mais plutôt « Je maîtrise ce logiciel »</text:p>
        </text:list-item>
        <text:list-item>
          <text:p text:style-name="P13">Ne pas soulever les points négatifs ou non réalisés du projet</text:p>
        </text:list-item>
        <text:list-item>
          <text:p text:style-name="P13">Afficher les numéros de page (visibles</text:p>
        </text:list-item>
        <text:list-item>
          <text:p text:style-name="P13">Garder une posture, une élocution et un regard droite, audible et soutenu</text:p>
        </text:list-item>
        <text:list-item>
          <text:p text:style-name="P13">Réviser la gestion du texte pendant la présentation (répartition si à plusieurs)</text:p>
        </text:list-item>
        <text:list-item>
          <text:p text:style-name="P13">Être au courant du travail de chacun (si à plusieurs)</text:p>
        </text:list-item>
        <text:list-item>
          <text:p text:style-name="P13">Réviser l’oral &amp; la présentation avant le jour J</text:p>
        </text:list-item>
      </text:list>
      <text:p text:style-name="P5"/>
      <text:p text:style-name="P3">Conseils perso (pour Express Car) :</text:p>
      <text:list xml:id="list3971042690" text:style-name="L3">
        <text:list-item>
          <text:p text:style-name="P14">Mettre un thème plus professionnel</text:p>
        </text:list-item>
        <text:list-item>
          <text:p text:style-name="P14">Présenter un peu plus les technologie utilisées (le pourquoi de mon choix)</text:p>
        </text:list-item>
        <text:list-item>
          <text:p text:style-name="P14">Prendre des screenshots plus lisibles</text:p>
        </text:list-item>
        <text:list-item>
          <text:p text:style-name="P14">Rajouter un MCD<text:span text:style-name="T6">*</text:span></text:p>
        </text:list-item>
        <text:list-item>
          <text:p text:style-name="P14">Modifier/retirer la diapo n°10 + Afficher la diapo n°9 à la fin</text:p>
        </text:list-item>
        <text:list-item>
          <text:p text:style-name="P14">Améliorer la barre de recherche (use Ajax)</text:p>
        </text:list-item>
        <text:list-item>
          <text:p text:style-name="P15">Rendre le site plus ergonomique (améliorer style.css)</text:p>
        </text:list-item>
        <text:list-item>
          <text:p text:style-name="P15">Ajouter la gestion de saisie, de session, etc.</text:p>
        </text:list-item>
        <text:list-item>
          <text:p text:style-name="P15">Ajouter la sécurisation</text:p>
        </text:list-item>
      </text:list>
      <text:p text:style-name="P5"/>
      <text:p text:style-name="P7">* Motel Conceptuel de Données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12:37:15.180000000</meta:creation-date>
    <dc:date>2022-12-20T16:35:58.184000000</dc:date>
    <meta:editing-duration>PT16M16S</meta:editing-duration>
    <meta:editing-cycles>6</meta:editing-cycles>
    <meta:generator>LibreOffice/7.1.2.2$Windows_X86_64 LibreOffice_project/8a45595d069ef5570103caea1b71cc9d82b2aae4</meta:generator>
    <dc:creator>One Shot</dc:creator>
    <meta:document-statistic meta:table-count="0" meta:image-count="0" meta:object-count="0" meta:page-count="2" meta:paragraph-count="41" meta:word-count="383" meta:character-count="2275" meta:non-whitespace-character-count="1969"/>
  </office:meta>
</office:document-meta>
</file>